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ffd9" officeooo:paragraph-rsid="0004ffd9"/>
    </style:style>
    <style:style style:name="P2" style:family="paragraph" style:parent-style-name="Standard">
      <style:paragraph-properties fo:text-align="center" style:justify-single-word="false"/>
      <style:text-properties fo:color="#ce181e" fo:font-size="36pt" fo:font-weight="bold" officeooo:rsid="0004ffd9" officeooo:paragraph-rsid="0004ffd9" style:font-size-asian="36pt" style:font-weight-asian="bold" style:font-size-complex="36pt" style:font-weight-complex="bold"/>
    </style:style>
    <style:style style:name="P3" style:family="paragraph" style:parent-style-name="Standard">
      <style:text-properties officeooo:rsid="0006dcd1" officeooo:paragraph-rsid="0006dcd1"/>
    </style:style>
    <style:style style:name="P4" style:family="paragraph" style:parent-style-name="Standard">
      <style:text-properties officeooo:rsid="0008024a" officeooo:paragraph-rsid="0008024a"/>
    </style:style>
    <style:style style:name="P5" style:family="paragraph" style:parent-style-name="Standard">
      <style:text-properties officeooo:paragraph-rsid="000db2e5"/>
    </style:style>
    <style:style style:name="P6" style:family="paragraph" style:parent-style-name="Standard">
      <style:text-properties officeooo:rsid="001820ee" officeooo:paragraph-rsid="001820ee"/>
    </style:style>
    <style:style style:name="P7" style:family="paragraph" style:parent-style-name="Text_20_body">
      <style:text-properties fo:color="#00a65d"/>
    </style:style>
    <style:style style:name="P8" style:family="paragraph" style:parent-style-name="Text_20_body">
      <style:text-properties fo:color="#000000" officeooo:rsid="00207bf8" officeooo:paragraph-rsid="00207bf8"/>
    </style:style>
    <style:style style:name="P9" style:family="paragraph" style:parent-style-name="Standard">
      <style:text-properties fo:font-style="italic" officeooo:paragraph-rsid="000db2e5"/>
    </style:style>
    <style:style style:name="P10" style:family="paragraph" style:parent-style-name="Standard">
      <style:text-properties fo:font-style="italic" officeooo:rsid="0013af2a" officeooo:paragraph-rsid="000db2e5"/>
    </style:style>
    <style:style style:name="P11" style:family="paragraph" style:parent-style-name="Standard">
      <style:text-properties fo:font-style="italic" officeooo:rsid="0017621e" officeooo:paragraph-rsid="000db2e5"/>
    </style:style>
    <style:style style:name="P12" style:family="paragraph" style:parent-style-name="Standard">
      <style:text-properties fo:font-style="italic" officeooo:rsid="0019e11f" officeooo:paragraph-rsid="0019e11f"/>
    </style:style>
    <style:style style:name="P13" style:family="paragraph" style:parent-style-name="Standard">
      <style:text-properties fo:color="#00a65d" fo:font-style="italic" officeooo:rsid="001ba6ff" officeooo:paragraph-rsid="001ba6ff"/>
    </style:style>
    <style:style style:name="P14" style:family="paragraph" style:parent-style-name="Standard">
      <style:text-properties officeooo:rsid="001ba6ff" officeooo:paragraph-rsid="001ba6ff"/>
    </style:style>
    <style:style style:name="P15" style:family="paragraph" style:parent-style-name="Standard">
      <style:text-properties officeooo:rsid="00231f48" officeooo:paragraph-rsid="00231f48"/>
    </style:style>
    <style:style style:name="P16" style:family="paragraph" style:parent-style-name="Standard">
      <style:text-properties officeooo:rsid="00274684" officeooo:paragraph-rsid="00274684"/>
    </style:style>
    <style:style style:name="P17" style:family="paragraph" style:parent-style-name="Standard">
      <style:text-properties officeooo:paragraph-rsid="002ae7bf"/>
    </style:style>
    <style:style style:name="P18" style:family="paragraph" style:parent-style-name="Text_20_body">
      <style:text-properties fo:color="#00a65d" fo:font-style="italic" officeooo:rsid="001ba6ff" officeooo:paragraph-rsid="001ba6ff"/>
    </style:style>
    <style:style style:name="T1" style:family="text">
      <style:text-properties officeooo:rsid="000bdde8"/>
    </style:style>
    <style:style style:name="T2" style:family="text">
      <style:text-properties officeooo:rsid="000db2e5"/>
    </style:style>
    <style:style style:name="T3" style:family="text">
      <style:text-properties fo:font-style="italic"/>
    </style:style>
    <style:style style:name="T4" style:family="text">
      <style:text-properties fo:font-style="italic" officeooo:rsid="0013af2a"/>
    </style:style>
    <style:style style:name="T5" style:family="text">
      <style:text-properties fo:font-style="italic" officeooo:rsid="0017621e"/>
    </style:style>
    <style:style style:name="T6" style:family="text">
      <style:text-properties fo:font-style="italic" officeooo:rsid="00214912"/>
    </style:style>
    <style:style style:name="T7" style:family="text">
      <style:text-properties fo:font-style="italic" officeooo:rsid="0023c649"/>
    </style:style>
    <style:style style:name="T8" style:family="text">
      <style:text-properties fo:font-style="italic" officeooo:rsid="00294617"/>
    </style:style>
    <style:style style:name="T9" style:family="text">
      <style:text-properties fo:font-style="italic" officeooo:rsid="002ae7bf"/>
    </style:style>
    <style:style style:name="T10" style:family="text">
      <style:text-properties fo:color="#00a65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PA</text:p>
      <text:p text:style-name="P1"/>
      <text:p text:style-name="P1">Hibernate natif Sql ???</text:p>
      <text:p text:style-name="P3">Requête dynamique ++ pas comme JDBC ??</text:p>
      <text:p text:style-name="P3">prob JDBC → SQL → difficultés de communiquer avec BDD de nature différentes</text:p>
      <text:p text:style-name="P3"/>
      <text:p text:style-name="P3">JPA ne manipule pas des BDD mais des classes !</text:p>
      <text:p text:style-name="P4">Faire requête sur des objets qui … --&gt; entités</text:p>
      <text:p text:style-name="P4"/>
      <text:p text:style-name="P4">un jeu d'annotations pour préciser la mise en correspondance entre classes Java et tables relationnelles <text:s/>→<text:span text:style-name="T1"> permet de se repérer par rapport à SQL</text:span></text:p>
      <text:p text:style-name="P4"/>
      <text:p text:style-name="P4">DAO (Data Access Object)</text:p>
      <text:p text:style-name="P5"><text:span text:style-name="T2">config JPA : </text:span>META-INF/persistence.xml</text:p>
      <text:p text:style-name="P5"><text:a xlink:type="simple" xlink:href="https://fr.wikipedia.org/wiki/Système_de_gestion_de_base_de_données" text:style-name="Internet_20_link" text:visited-style-name="Visited_20_Internet_20_Link">systèmes de gestion de base de données</text:a> relationnels (SGBDR). </text:p>
      <text:p text:style-name="P5"/>
      <text:p text:style-name="P5">Pour s'adapter au SGBDR, Hibernate utilise une couche logicielle spécifique à chaque SGBDR. C'est le <text:span text:style-name="T3">dialect</text:span></text:p>
      <text:p text:style-name="P9"/>
      <text:p text:style-name="P5"><text:span text:style-name="T3">Error:java: error: release version 5 not supported →</text:span><text:span text:style-name="T4"> </text:span><text:a xlink:type="simple" xlink:href="https://dev.to/techgirl1908/intellij-error-java-release-version-5-not-supported-376" text:style-name="Internet_20_link" text:visited-style-name="Visited_20_Internet_20_Link"><text:span text:style-name="T4">https://dev.to/techgirl1908/intellij-error-java-release-version-5-not-supported-376</text:span></text:a></text:p>
      <text:p text:style-name="P10"/>
      <text:p text:style-name="P5"><text:span text:style-name="T4">could not find any file in the classpath intellij →</text:span><text:span text:style-name="T5"> mettre dans dossier « resources » + tests dans le bon package</text:span></text:p>
      <text:p text:style-name="P11"/>
      <text:p text:style-name="P6"><text:span text:style-name="T5">O</text:span><text:span text:style-name="T3">bserver entités de la classe « Person » REVENIR dessus</text:span></text:p>
      <text:p text:style-name="P12">persistance c’est quoi ??</text:p>
      <text:p text:style-name="P12"/>
      <text:p text:style-name="P13">Problème ! Régler : org.hibernate.PersistentObjectException: detached entity passed to persist</text:p>
      <text:p text:style-name="P13"/>
      <text:p text:style-name="P18">A detached entity is an entity which state must not be reflected by the JPA provider. </text:p>
      <text:p text:style-name="P7">In other words, if you change its state (i.e. through setters methods) these changes will not be saved to the underlying database, as the JPA provider doesn't have to "observe" such entities.</text:p>
      <text:p text:style-name="Text_20_body"><text:span text:style-name="T10">If entity E1 is a managed entity you can make it detached invoking (very reasonable named) method </text:span><text:a xlink:type="simple" xlink:href="http://docs.oracle.com/javaee/6/api/javax/persistence/EntityManager.html#detach%28java.lang.Object%29" text:style-name="Internet_20_link" text:visited-style-name="Visited_20_Internet_20_Link"><text:span text:style-name="Source_20_Text"><text:span text:style-name="T10">EntityManager#detach(E1)</text:span></text:span></text:a><text:span text:style-name="T10">. You can also use </text:span><text:a xlink:type="simple" xlink:href="http://docs.oracle.com/javaee/6/api/javax/persistence/EntityManager.html#clear%28%29" text:style-name="Internet_20_link" text:visited-style-name="Visited_20_Internet_20_Link"><text:span text:style-name="Source_20_Text"><text:span text:style-name="T10">EntityManager#clear()</text:span></text:span></text:a><text:span text:style-name="T10"> which will clear whole PersistenceContext and effectively making all managed entities detached.</text:span></text:p>
      <text:p text:style-name="P8">ENTITES liés à l’entity manager !!! Utiliser un autre entity manager pour utilisation de la méthode « findPerson » de façon consécutive ?!</text:p>
      <text:p text:style-name="P14"><text:span text:style-name="T3">R</text:span><text:span text:style-name="T6">etestez plus tard, blocage de threads pour l’instant je comprend pas :’( Restart plus tard</text:span></text:p>
      <text:p text:style-name="P14"><text:span text:style-name="T6"/></text:p>
      <text:p text:style-name="P15"><text:span text:style-name="T6">L</text:span><text:span text:style-name="T3">a table se trouve dans dossier « data » !!!! </text:span><text:span text:style-name="T7">PENSER A DETRUIRE A CHAQUE RELANCE DE TESTS !!</text:span></text:p>
      <text:p text:style-name="P15"><text:span text:style-name="T7"/></text:p>
      <text:p text:style-name="P16"><text:span text:style-name="T7">U</text:span><text:span text:style-name="T3">tiliser annotation « Query » proche de Sql ? </text:span><text:span text:style-name="T8">Et NamedQuery</text:span></text:p>
      <text:p text:style-name="P16"><text:span text:style-name="T8"/></text:p>
      <text:p text:style-name="P17"><text:span text:style-name="T8">c </text:span><text:span text:style-name="T9">quoi </text:span><text:span text:style-name="T3">relations un-un</text:span><text:span text:style-name="T9">, many-o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08:03:55.968274854</meta:creation-date>
    <dc:date>2020-03-09T11:18:57.300883805</dc:date>
    <meta:editing-duration>PT2H22M50S</meta:editing-duration>
    <meta:editing-cycles>26</meta:editing-cycles>
    <meta:generator>LibreOffice/6.0.7.3$Linux_X86_64 LibreOffice_project/00m0$Build-3</meta:generator>
    <meta:document-statistic meta:table-count="0" meta:image-count="0" meta:object-count="0" meta:page-count="1" meta:paragraph-count="24" meta:word-count="314" meta:character-count="1986" meta:non-whitespace-character-count="1694"/>
  </office:meta>
</office:document-meta>
</file>